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6"/>
        <table:table-column table:style-name="co1" table:number-columns-repeated="5" table:default-cell-style-name="Default"/>
        <table:table-row table:style-name="ro1">
          <table:table-cell table:style-name="ce12"/>
          <table:table-cell table:style-name="ce12" office:value-type="string" calcext:value-type="string">
            <text:p>Sample Size</text:p>
          </table:table-cell>
          <table:table-cell table:style-name="ce12" table:number-columns-repeated="2"/>
          <table:table-cell table:style-name="ce13" office:value-type="string" calcext:value-type="string">
            <text:p>X(h)</text:p>
          </table:table-cell>
          <table:table-cell table:style-name="ce12"/>
          <table:table-cell table:style-name="ce14" office:value-type="string" calcext:value-type="string">
            <text:p>p(h)</text:p>
          </table:table-cell>
          <table:table-cell table:style-name="ce15" office:value-type="string" calcext:value-type="string">
            <text:p>X(T)</text:p>
          </table:table-cell>
          <table:table-cell table:style-name="ce14" office:value-type="string" calcext:value-type="string">
            <text:p>p(!h)</text:p>
          </table:table-cell>
          <table:table-cell table:style-name="ce12"/>
          <table:table-cell table:style-name="ce12" office:value-type="string" calcext:value-type="string">
            <text:p>Pop Corel</text:p>
          </table:table-cell>
          <table:table-cell table:style-name="ce12" office:value-type="string" calcext:value-type="string">
            <text:p>UB</text:p>
          </table:table-cell>
          <table:table-cell table:style-name="ce12"/>
        </table:table-row>
        <table:table-row table:style-name="ro1">
          <table:table-cell table:style-name="ce12" office:value-type="string" calcext:value-type="string">
            <text:p>Nov. 3-4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string" calcext:value-type="string">
            <text:p>LV</text:p>
          </table:table-cell>
          <table:table-cell table:style-name="ce12" office:value-type="string" calcext:value-type="string">
            <text:p><text:a xlink:href="https://atlasintel.org/poll/usa-key-states-2024-11-04" xlink:type="simple">AtlasIntel</text:a></text:p>
          </table:table-cell>
          <table:table-cell table:style-name="ce13" table:formula="of:=[.B2]*[.G2]" office:value-type="float" office:value="411.25" calcext:value-type="float">
            <text:p>411.25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7" calcext:value-type="percentage">
            <text:p>47.00%</text:p>
          </table:table-cell>
          <table:table-cell table:style-name="ce15" table:formula="of:=[.B2]*[.I2]" office:value-type="float" office:value="455" calcext:value-type="float">
            <text:p>455.00</text:p>
          </table:table-cell>
          <table:table-cell table:style-name="ce14" office:value-type="percentage" office:value="0.52" calcext:value-type="percentage">
            <text:p>52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2]-1)/([$Sheet2.D$10]))" office:value-type="float" office:value="0.999799889779107" calcext:value-type="float">
            <text:p>0.999799889779107</text:p>
          </table:table-cell>
          <table:table-cell table:style-name="ce12" table:number-columns-repeated="2"/>
        </table:table-row>
        <table:table-row table:style-name="ro1">
          <table:table-cell table:style-name="ce12" office:value-type="string" calcext:value-type="string">
            <text:p>Nov. 3-4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string" calcext:value-type="string">
            <text:p>LV</text:p>
          </table:table-cell>
          <table:table-cell table:style-name="ce12" office:value-type="string" calcext:value-type="string">
            <text:p><text:a xlink:href="https://atlasintel.org/poll/usa-key-states-2024-11-04" xlink:type="simple">AtlasIntel</text:a></text:p>
          </table:table-cell>
          <table:table-cell table:style-name="ce13" table:formula="of:=[.B3]*[.G3]" office:value-type="float" office:value="402.5" calcext:value-type="float">
            <text:p>402.5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6" calcext:value-type="percentage">
            <text:p>46.00%</text:p>
          </table:table-cell>
          <table:table-cell table:style-name="ce15" table:formula="of:=[.B3]*[.I3]" office:value-type="float" office:value="446.25" calcext:value-type="float">
            <text:p>446.25</text:p>
          </table:table-cell>
          <table:table-cell table:style-name="ce14" office:value-type="percentage" office:value="0.51" calcext:value-type="percentage">
            <text:p>51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3]-1)/([$Sheet2.D$10]))" office:value-type="float" office:value="0.999799889779107" calcext:value-type="float">
            <text:p>0.999799889779107</text:p>
          </table:table-cell>
          <table:table-cell table:style-name="ce12" table:number-columns-repeated="2"/>
        </table:table-row>
        <table:table-row table:style-name="ro1">
          <table:table-cell table:style-name="ce12" office:value-type="string" calcext:value-type="string">
            <text:p>Nov. 2-3</text:p>
          </table:table-cell>
          <table:table-cell table:style-name="ce12" office:value-type="float" office:value="750" calcext:value-type="float">
            <text:p>750</text:p>
          </table:table-cell>
          <table:table-cell table:style-name="ce12" office:value-type="string" calcext:value-type="string">
            <text:p>LV</text:p>
          </table:table-cell>
          <table:table-cell table:style-name="ce12" office:value-type="string" calcext:value-type="string">
            <text:p><text:a xlink:href="https://irp.cdn-website.com/07e08705/files/uploaded/PressRelease_AZ_11-04-2024.pdf" xlink:type="simple">Victory Insights</text:a></text:p>
          </table:table-cell>
          <table:table-cell table:style-name="ce13" table:formula="of:=[.B4]*[.G4]" office:value-type="float" office:value="360" calcext:value-type="float">
            <text:p>360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8" calcext:value-type="percentage">
            <text:p>48.00%</text:p>
          </table:table-cell>
          <table:table-cell table:style-name="ce15" table:formula="of:=[.B4]*[.I4]" office:value-type="float" office:value="367.5" calcext:value-type="float">
            <text:p>367.50</text:p>
          </table:table-cell>
          <table:table-cell table:style-name="ce14" office:value-type="percentage" office:value="0.49" calcext:value-type="percentage">
            <text:p>49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4]-1)/([$Sheet2.D$10]))" office:value-type="float" office:value="0.999828509661958" calcext:value-type="float">
            <text:p>0.999828509661958</text:p>
          </table:table-cell>
          <table:table-cell table:style-name="ce12" table:number-columns-repeated="2"/>
        </table:table-row>
        <table:table-row table:style-name="ro1">
          <table:table-cell table:style-name="ce12" office:value-type="string" calcext:value-type="string">
            <text:p>Nov. 1-3</text:p>
          </table:table-cell>
          <table:table-cell table:style-name="ce12" office:value-type="float" office:value="1090" calcext:value-type="float">
            <text:p>1090</text:p>
          </table:table-cell>
          <table:table-cell table:style-name="ce12" office:value-type="string" calcext:value-type="string">
            <text:p>LV</text:p>
          </table:table-cell>
          <table:table-cell table:style-name="ce12" office:value-type="string" calcext:value-type="string">
            <text:p><text:a xlink:href="https://www.thetrafalgargroup.org/wp-content/uploads/2024/11/AZ-24-General-1103_Report.pdf" xlink:type="simple">Trafalgar Group</text:a></text:p>
          </table:table-cell>
          <table:table-cell table:style-name="ce13" table:formula="of:=[.B5]*[.G5]" office:value-type="float" office:value="512.3" calcext:value-type="float">
            <text:p>512.3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7" calcext:value-type="percentage">
            <text:p>47.00%</text:p>
          </table:table-cell>
          <table:table-cell table:style-name="ce15" table:formula="of:=[.B5]*[.I5]" office:value-type="float" office:value="534.1" calcext:value-type="float">
            <text:p>534.10</text:p>
          </table:table-cell>
          <table:table-cell table:style-name="ce14" office:value-type="percentage" office:value="0.49" calcext:value-type="percentage">
            <text:p>49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5]-1)/([$Sheet2.D$10]))" office:value-type="float" office:value="0.999750663580604" calcext:value-type="float">
            <text:p>0.999750663580604</text:p>
          </table:table-cell>
          <table:table-cell table:style-name="ce12" table:number-columns-repeated="2"/>
        </table:table-row>
        <table:table-row table:style-name="ro1">
          <table:table-cell table:style-name="ce12" office:value-type="string" calcext:value-type="string">
            <text:p>Oct. 30-Nov. 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string" calcext:value-type="string">
            <text:p>LV</text:p>
          </table:table-cell>
          <table:table-cell table:style-name="ce12" office:value-type="string" calcext:value-type="string">
            <text:p><text:a xlink:href="https://emersoncollegepolling.com/november-2024-final-swing-state-polls-too-close-to-call-election-for-president/" xlink:type="simple">Emerson College</text:a></text:p>
          </table:table-cell>
          <table:table-cell table:style-name="ce13" table:formula="of:=[.B6]*[.G6]" office:value-type="float" office:value="441" calcext:value-type="float">
            <text:p>441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9" calcext:value-type="percentage">
            <text:p>49.00%</text:p>
          </table:table-cell>
          <table:table-cell table:style-name="ce15" table:formula="of:=[.B6]*[.I6]" office:value-type="float" office:value="459" calcext:value-type="float">
            <text:p>459.00</text:p>
          </table:table-cell>
          <table:table-cell table:style-name="ce14" office:value-type="percentage" office:value="0.51" calcext:value-type="percentage">
            <text:p>51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6]-1)/([$Sheet2.D$10]))" office:value-type="float" office:value="0.999794165802537" calcext:value-type="float">
            <text:p>0.999794165802537</text:p>
          </table:table-cell>
          <table:table-cell table:style-name="ce12" table:number-columns-repeated="2"/>
        </table:table-row>
        <table:table-row table:style-name="ro1">
          <table:table-cell table:style-name="ce12" office:value-type="string" calcext:value-type="string">
            <text:p>Oct. 3-Nov. 1</text:p>
          </table:table-cell>
          <table:table-cell table:style-name="ce12" office:value-type="float" office:value="1779" calcext:value-type="float">
            <text:p>1779</text:p>
          </table:table-cell>
          <table:table-cell table:style-name="ce12" office:value-type="string" calcext:value-type="string">
            <text:p>LV</text:p>
          </table:table-cell>
          <table:table-cell table:style-name="ce12" office:value-type="string" calcext:value-type="string">
            <text:p><text:a xlink:href="https://www.focaldata.com/blog/our-final-report-on-the-us-presidential-election" xlink:type="simple">Focaldata</text:a></text:p>
          </table:table-cell>
          <table:table-cell table:style-name="ce13" table:formula="of:=[.B7]*[.G7]" office:value-type="float" office:value="853.92" calcext:value-type="float">
            <text:p>853.92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8" calcext:value-type="percentage">
            <text:p>48.00%</text:p>
          </table:table-cell>
          <table:table-cell table:style-name="ce15" table:formula="of:=[.B7]*[.I7]" office:value-type="float" office:value="871.71" calcext:value-type="float">
            <text:p>871.71</text:p>
          </table:table-cell>
          <table:table-cell table:style-name="ce14" office:value-type="percentage" office:value="0.49" calcext:value-type="percentage">
            <text:p>49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7]-1)/([$Sheet2.D$10]))" office:value-type="float" office:value="0.99959291078633" calcext:value-type="float">
            <text:p>0.99959291078633</text:p>
          </table:table-cell>
          <table:table-cell table:style-name="ce12" table:number-columns-repeated="2"/>
        </table:table-row>
        <table:table-row table:style-name="ro1">
          <table:table-cell table:style-name="ce12" office:value-type="string" calcext:value-type="string">
            <text:p>Oct. 3-Nov. 1</text:p>
          </table:table-cell>
          <table:table-cell table:style-name="ce12" office:value-type="float" office:value="1603" calcext:value-type="float">
            <text:p>1603</text:p>
          </table:table-cell>
          <table:table-cell table:style-name="ce12" office:value-type="string" calcext:value-type="string">
            <text:p>RV</text:p>
          </table:table-cell>
          <table:table-cell table:style-name="ce12" office:value-type="string" calcext:value-type="string">
            <text:p><text:a xlink:href="https://www.focaldata.com/blog/our-final-report-on-the-us-presidential-election" xlink:type="simple">Focaldata</text:a></text:p>
          </table:table-cell>
          <table:table-cell table:style-name="ce13" table:formula="of:=[.B8]*[.G8]" office:value-type="float" office:value="785.47" calcext:value-type="float">
            <text:p>785.47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9" calcext:value-type="percentage">
            <text:p>49.00%</text:p>
          </table:table-cell>
          <table:table-cell table:style-name="ce15" table:formula="of:=[.B8]*[.I8]" office:value-type="float" office:value="753.41" calcext:value-type="float">
            <text:p>753.41</text:p>
          </table:table-cell>
          <table:table-cell table:style-name="ce14" office:value-type="percentage" office:value="0.47" calcext:value-type="percentage">
            <text:p>47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8]-1)/([$Sheet2.D$10]))" office:value-type="float" office:value="0.999633207581384" calcext:value-type="float">
            <text:p>0.999633207581384</text:p>
          </table:table-cell>
          <table:table-cell table:style-name="ce12" table:number-columns-repeated="2"/>
        </table:table-row>
        <table:table-row table:style-name="ro1">
          <table:table-cell table:style-name="ce12" office:value-type="string" calcext:value-type="string">
            <text:p>Oct. 3-Nov. 1</text:p>
          </table:table-cell>
          <table:table-cell table:style-name="ce12" office:value-type="float" office:value="1779" calcext:value-type="float">
            <text:p>1779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<text:a xlink:href="https://www.focaldata.com/blog/our-final-report-on-the-us-presidential-election" xlink:type="simple">Focaldata</text:a></text:p>
          </table:table-cell>
          <table:table-cell table:style-name="ce13" table:formula="of:=[.B9]*[.G9]" office:value-type="float" office:value="871.71" calcext:value-type="float">
            <text:p>871.71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9" calcext:value-type="percentage">
            <text:p>49.00%</text:p>
          </table:table-cell>
          <table:table-cell table:style-name="ce15" table:formula="of:=[.B9]*[.I9]" office:value-type="float" office:value="836.13" calcext:value-type="float">
            <text:p>836.13</text:p>
          </table:table-cell>
          <table:table-cell table:style-name="ce14" office:value-type="percentage" office:value="0.47" calcext:value-type="percentage">
            <text:p>47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9]-1)/([$Sheet2.D$10]))" office:value-type="float" office:value="0.99959291078633" calcext:value-type="float">
            <text:p>0.99959291078633</text:p>
          </table:table-cell>
          <table:table-cell table:style-name="ce12" table:number-columns-repeated="2"/>
        </table:table-row>
        <table:table-row table:style-name="ro1">
          <table:table-cell table:style-name="ce12" office:value-type="string" calcext:value-type="string">
            <text:p>Oct. 24-26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LV</text:p>
          </table:table-cell>
          <table:table-cell table:style-name="ce12" office:value-type="string" calcext:value-type="string">
            <text:p><text:a xlink:href="https://jlpartners.com/arizona-likely-voters-polling-" xlink:type="simple">J.L. Partners</text:a></text:p>
          </table:table-cell>
          <table:table-cell table:style-name="ce13" table:formula="of:=[.B10]*[.G10]" office:value-type="float" office:value="240" calcext:value-type="float">
            <text:p>240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8" calcext:value-type="percentage">
            <text:p>48.00%</text:p>
          </table:table-cell>
          <table:table-cell table:style-name="ce15" table:formula="of:=[.B10]*[.I10]" office:value-type="float" office:value="245" calcext:value-type="float">
            <text:p>245.00</text:p>
          </table:table-cell>
          <table:table-cell table:style-name="ce14" office:value-type="percentage" office:value="0.49" calcext:value-type="percentage">
            <text:p>49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10]-1)/([$Sheet2.D$10]))" office:value-type="float" office:value="0.99988574942766" calcext:value-type="float">
            <text:p>0.99988574942766</text:p>
          </table:table-cell>
          <table:table-cell table:style-name="ce12" table:number-columns-repeated="2"/>
        </table:table-row>
        <table:table-row table:style-name="ro1">
          <table:table-cell table:style-name="ce12" office:value-type="string" calcext:value-type="string">
            <text:p>Nov. 1-3</text:p>
          </table:table-cell>
          <table:table-cell table:style-name="ce12" office:value-type="float" office:value="801" calcext:value-type="float">
            <text:p>801</text:p>
          </table:table-cell>
          <table:table-cell table:style-name="ce12" office:value-type="string" calcext:value-type="string">
            <text:p>RV</text:p>
          </table:table-cell>
          <table:table-cell table:style-name="ce12" office:value-type="string" calcext:value-type="string">
            <text:p><text:a xlink:href="https://patriotpolling.com/our-polls/f/final-2024-presidential-poll" xlink:type="simple">Patriot Polling</text:a></text:p>
          </table:table-cell>
          <table:table-cell table:style-name="ce13" table:formula="of:=[.B11]*[.G11]" office:value-type="float" office:value="384.48" calcext:value-type="float">
            <text:p>384.48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8" calcext:value-type="percentage">
            <text:p>48.00%</text:p>
          </table:table-cell>
          <table:table-cell table:style-name="ce15" table:formula="of:=[.B11]*[.I11]" office:value-type="float" office:value="408.51" calcext:value-type="float">
            <text:p>408.51</text:p>
          </table:table-cell>
          <table:table-cell table:style-name="ce14" office:value-type="percentage" office:value="0.51" calcext:value-type="percentage">
            <text:p>51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11]-1)/([$Sheet2.D$10]))" office:value-type="float" office:value="0.999816832749755" calcext:value-type="float">
            <text:p>0.999816832749755</text:p>
          </table:table-cell>
          <table:table-cell table:style-name="ce12" table:number-columns-repeated="2"/>
        </table:table-row>
        <table:table-row table:style-name="ro1">
          <table:table-cell table:style-name="ce12" office:value-type="string" calcext:value-type="string">
            <text:p>Nov. 1-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string" calcext:value-type="string">
            <text:p>LV</text:p>
          </table:table-cell>
          <table:table-cell table:style-name="ce12" office:value-type="string" calcext:value-type="string">
            <text:p><text:a xlink:href="https://insideradvantage.com/insideradvantage-surveys-az-mi-wi-pa-nc/" xlink:type="simple">InsiderAdvantage</text:a></text:p>
          </table:table-cell>
          <table:table-cell table:style-name="ce13" table:formula="of:=[.B12]*[.G12]" office:value-type="float" office:value="368" calcext:value-type="float">
            <text:p>368</text:p>
          </table:table-cell>
          <table:table-cell table:style-name="ce12" office:value-type="string" calcext:value-type="string">
            <text:p>Harris</text:p>
          </table:table-cell>
          <table:table-cell table:style-name="ce14" office:value-type="percentage" office:value="0.46" calcext:value-type="percentage">
            <text:p>46.00%</text:p>
          </table:table-cell>
          <table:table-cell table:style-name="ce15" table:formula="of:=[.B12]*[.I12]" office:value-type="float" office:value="392" calcext:value-type="float">
            <text:p>392.00</text:p>
          </table:table-cell>
          <table:table-cell table:style-name="ce14" office:value-type="percentage" office:value="0.49" calcext:value-type="percentage">
            <text:p>49.00%</text:p>
          </table:table-cell>
          <table:table-cell table:style-name="ce12" office:value-type="string" calcext:value-type="string">
            <text:p>Trump</text:p>
          </table:table-cell>
          <table:table-cell table:style-name="ce12" table:formula="of:=1-(([.B12]-1)/([$Sheet2.D$10]))" office:value-type="float" office:value="0.999817061708818" calcext:value-type="float">
            <text:p>0.999817061708818</text:p>
          </table:table-cell>
          <table:table-cell table:style-name="ce12"/>
          <table:table-cell/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6" table:formula="of:=AVERAGE([$Sheet1.G2:.G12])" office:value-type="percentage" office:value="0.477272727272727" calcext:value-type="percentage">
            <text:p>47.73%</text:p>
          </table:table-cell>
          <table:table-cell table:style-name="ce6" table:formula="of:=AVERAGE([$Sheet1.I2:.I12])" office:value-type="percentage" office:value="0.494545454545454" calcext:value-type="percentage">
            <text:p>49.45%</text:p>
          </table:table-cell>
          <table:table-cell/>
        </table:table-row>
        <table:table-row table:style-name="ro1">
          <table:table-cell office:value-type="string" calcext:value-type="string">
            <text:p>Variance (s2)</text:p>
          </table:table-cell>
          <table:table-cell table:style-name="ce6" table:formula="of:=VAR([$Sheet1.G2:.G12])" office:value-type="percentage" office:value="0.000121818181818182" calcext:value-type="percentage">
            <text:p>0.01%</text:p>
          </table:table-cell>
          <table:table-cell table:formula="of:=VAR([$Sheet1.I2:.I12])" office:value-type="float" office:value="0.000267272727272727" calcext:value-type="float">
            <text:p>0.000267272727273</text:p>
          </table:table-cell>
          <table:table-cell/>
        </table:table-row>
        <table:table-row table:style-name="ro1">
          <table:table-cell office:value-type="string" calcext:value-type="string">
            <text:p>Std Dev (s)</text:p>
          </table:table-cell>
          <table:table-cell table:style-name="ce6" table:formula="of:=SQRT([.B3])" office:value-type="percentage" office:value="0.011037127426019" calcext:value-type="percentage">
            <text:p>1.10%</text:p>
          </table:table-cell>
          <table:table-cell table:formula="of:=SQRT([.C3])" office:value-type="float" office:value="0.016348477827392" calcext:value-type="float">
            <text:p>0.016348477827392</text:p>
          </table:table-cell>
          <table:table-cell/>
        </table:table-row>
        <table:table-row table:style-name="ro1">
          <table:table-cell office:value-type="string" calcext:value-type="string">
            <text:p>Error Sigma</text:p>
          </table:table-cell>
          <table:table-cell table:style-name="ce6" table:formula="of:=[.B3]/SQRT(11)" office:value-type="percentage" office:value="0.0000367295637940184" calcext:value-type="percentage">
            <text:p>0.00%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Likely Voters</text:p>
          </table:table-cell>
          <table:table-cell table:number-columns-repeated="2"/>
          <table:table-cell office:value-type="float" office:value="4367593" calcext:value-type="float">
            <text:p>436759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Z(.98)</text:p>
          </table:table-cell>
          <table:table-cell office:value-type="string" calcext:value-type="string">
            <text:p><text:s/></text:p>
          </table:table-cell>
          <table:table-cell office:value-type="float" office:value="2.3263" calcext:value-type="float">
            <text:p>2.32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1-sided (low)</text:p>
          </table:table-cell>
          <table:table-cell table:formula="of:=[.B14]*[.B4]/SQRT(11)" office:value-type="string" office:string-value="" calcext:value-type="error">
            <text:p>#VALUE!</text:p>
          </table:table-cell>
          <table:table-cell table:style-name="ce6" table:formula="of:=[.B$2]-[.B17]" office:value-type="string" office:string-value="" calcext:value-type="error">
            <text:p>#VALUE!</text:p>
          </table:table-cell>
          <table:table-cell table:style-name="ce6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-sided (high)</text:p>
          </table:table-cell>
          <table:table-cell table:formula="of:=[.B17]" office:value-type="string" office:string-value="" calcext:value-type="error">
            <text:p>#VALUE!</text:p>
          </table:table-cell>
          <table:table-cell table:style-name="ce6" office:value-type="string" calcext:value-type="string">
            <text:p><text:s/></text:p>
          </table:table-cell>
          <table:table-cell table:style-name="ce6" table:formula="of:=[.B$2]+[.B1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2-sided</text:p>
          </table:table-cell>
          <table:table-cell table:formula="of:=[.C14]*[.B4]/SQRT(11)" office:value-type="float" office:value="0.00774150564327075" calcext:value-type="float">
            <text:p>0.007741505643271</text:p>
          </table:table-cell>
          <table:table-cell table:style-name="ce6" table:formula="of:=[.B$2]-[.B19]" office:value-type="percentage" office:value="0.469531221629457" calcext:value-type="percentage">
            <text:p>46.95%</text:p>
          </table:table-cell>
          <table:table-cell table:style-name="ce6" table:formula="of:=[.B$2]+[.B19]" office:value-type="percentage" office:value="0.485014232915998" calcext:value-type="percentage">
            <text:p>48.50%</text:p>
          </table:table-cell>
        </table:table-row>
      </table:table>
      <table:table table:name="Sheet3" table:style-name="ta1">
        <table:table-column table:style-name="co1" table:number-columns-repeated="4" table:default-cell-style-name="ce12"/>
        <table:table-column table:style-name="co1" table:default-cell-style-name="ce13"/>
        <table:table-column table:style-name="co1" table:default-cell-style-name="ce12"/>
        <table:table-column table:style-name="co1" table:number-columns-repeated="2" table:default-cell-style-name="ce14"/>
        <table:table-column table:style-name="co1" table:number-columns-repeated="4" table:default-cell-style-name="ce12"/>
        <table:table-row table:style-name="ro1">
          <table:table-cell office:value-type="string" calcext:value-type="string">
            <text:p>Nov. 3-4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atlasintel.org/poll/usa-key-states-2024-11-04" xlink:type="simple">AtlasIntel</text:a></text:p>
          </table:table-cell>
          <table:table-cell/>
          <table:table-cell office:value-type="string" calcext:value-type="string">
            <text:p>Harris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um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v. 3-4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atlasintel.org/poll/usa-key-states-2024-11-04" xlink:type="simple">AtlasIntel</text:a></text:p>
          </table:table-cell>
          <table:table-cell/>
          <table:table-cell office:value-type="string" calcext:value-type="string">
            <text:p>Harris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Trum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v. 2-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irp.cdn-website.com/07e08705/files/uploaded/PressRelease_AZ_11-04-2024.pdf" xlink:type="simple">Victory Insights</text:a></text:p>
          </table:table-cell>
          <table:table-cell/>
          <table:table-cell office:value-type="string" calcext:value-type="string">
            <text:p>Harris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v. 1-3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www.thetrafalgargroup.org/wp-content/uploads/2024/11/AZ-24-General-1103_Report.pdf" xlink:type="simple">Trafalgar Group</text:a></text:p>
          </table:table-cell>
          <table:table-cell/>
          <table:table-cell office:value-type="string" calcext:value-type="string">
            <text:p>Harris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ump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ct. 30-Nov. 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emersoncollegepolling.com/november-2024-final-swing-state-polls-too-close-to-call-election-for-president/" xlink:type="simple">Emerson College</text:a></text:p>
          </table:table-cell>
          <table:table-cell table:style-name="ce12" office:value-type="string" calcext:value-type="string">
            <text:p><text:a xlink:href="https://thehill.com/" xlink:type="simple">The Hill</text:a>, <text:a xlink:href="https://www.nexstar.tv/" xlink:type="simple">Nexstar</text:a></text:p>
          </table:table-cell>
          <table:table-cell office:value-type="string" calcext:value-type="string">
            <text:p>Harris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um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ct. 3-Nov. 1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www.focaldata.com/blog/our-final-report-on-the-us-presidential-election" xlink:type="simple">Focaldata</text:a></text:p>
          </table:table-cell>
          <table:table-cell/>
          <table:table-cell office:value-type="string" calcext:value-type="string">
            <text:p>Harris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t. 3-Nov. 1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<text:a xlink:href="https://www.focaldata.com/blog/our-final-report-on-the-us-presidential-election" xlink:type="simple">Focaldata</text:a></text:p>
          </table:table-cell>
          <table:table-cell/>
          <table:table-cell office:value-type="string" calcext:value-type="string">
            <text:p>Harris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ct. 3-Nov. 1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focaldata.com/blog/our-final-report-on-the-us-presidential-election" xlink:type="simple">Focaldata</text:a></text:p>
          </table:table-cell>
          <table:table-cell/>
          <table:table-cell office:value-type="string" calcext:value-type="string">
            <text:p>Harris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47" calcext:value-type="percentage">
            <text:p>47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ct. 24-2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jlpartners.com/arizona-likely-voters-polling-" xlink:type="simple">J.L. Partners</text:a></text:p>
          </table:table-cell>
          <table:table-cell/>
          <table:table-cell office:value-type="string" calcext:value-type="string">
            <text:p>Harris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v. 1-3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<text:a xlink:href="https://patriotpolling.com/our-polls/f/final-2024-presidential-poll" xlink:type="simple">Patriot Polling</text:a></text:p>
          </table:table-cell>
          <table:table-cell/>
          <table:table-cell office:value-type="string" calcext:value-type="string">
            <text:p>Harris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um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v. 1-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insideradvantage.com/insideradvantage-surveys-az-mi-wi-pa-nc/" xlink:type="simple">InsiderAdvantage</text:a></text:p>
          </table:table-cell>
          <table:table-cell/>
          <table:table-cell office:value-type="string" calcext:value-type="string">
            <text:p>Harris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49" calcext:value-type="percentage">
            <text:p>49.00%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rump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1:25:21.834903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7T08:38:57.092740121</meta:creation-date>
    <dc:date>2024-12-06T11:25:38.818232897</dc:date>
    <meta:editing-duration>P1DT2H15M10S</meta:editing-duration>
    <meta:editing-cycles>4</meta:editing-cycles>
    <meta:generator>LibreOffice/6.4.7.2$Linux_X86_64 LibreOffice_project/40$Build-2</meta:generator>
    <meta:document-statistic meta:table-count="3" meta:cell-count="283" meta:object-count="0"/>
  </office:meta>
</office:document-meta>
</file>